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6a226"/>
    </style:style>
    <style:style style:name="P3" style:family="paragraph" style:parent-style-name="Standard">
      <style:text-properties fo:font-weight="normal" officeooo:rsid="0016a226" officeooo:paragraph-rsid="0016a226" style:font-weight-asian="normal" style:font-weight-complex="normal"/>
    </style:style>
    <style:style style:name="P4" style:family="paragraph" style:parent-style-name="Standard">
      <style:text-properties officeooo:rsid="0016a226" officeooo:paragraph-rsid="0016a226"/>
    </style:style>
    <style:style style:name="P5" style:family="paragraph" style:parent-style-name="Standard">
      <style:text-properties style:text-underline-style="none" officeooo:rsid="00181089" officeooo:paragraph-rsid="00181089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16a226"/>
    </style:style>
    <style:style style:name="P7" style:family="paragraph" style:parent-style-name="Standard">
      <style:text-properties officeooo:rsid="00181089" officeooo:paragraph-rsid="00181089"/>
    </style:style>
    <style:style style:name="P8" style:family="paragraph" style:parent-style-name="Standard">
      <style:text-properties officeooo:paragraph-rsid="00181089"/>
    </style:style>
    <style:style style:name="P9" style:family="paragraph" style:parent-style-name="Standard">
      <style:text-properties officeooo:rsid="0019f370" officeooo:paragraph-rsid="0019f370"/>
    </style:style>
    <style:style style:name="P10" style:family="paragraph" style:parent-style-name="Standard">
      <style:text-properties officeooo:rsid="001a56b3" officeooo:paragraph-rsid="001a56b3"/>
    </style:style>
    <style:style style:name="P11" style:family="paragraph" style:parent-style-name="Standard">
      <style:text-properties officeooo:rsid="001bcf20" officeooo:paragraph-rsid="001bcf20"/>
    </style:style>
    <style:style style:name="P12" style:family="paragraph" style:parent-style-name="Standard">
      <style:text-properties officeooo:rsid="0020e795" officeooo:paragraph-rsid="0020e795"/>
    </style:style>
    <style:style style:name="P13" style:family="paragraph" style:parent-style-name="Standard">
      <style:text-properties style:text-underline-style="none" officeooo:rsid="001bcf20" officeooo:paragraph-rsid="001bcf20"/>
    </style:style>
    <style:style style:name="P14" style:family="paragraph" style:parent-style-name="Standard">
      <style:text-properties officeooo:rsid="001cf47b" officeooo:paragraph-rsid="001cf47b"/>
    </style:style>
    <style:style style:name="P15" style:family="paragraph" style:parent-style-name="Standard">
      <style:text-properties officeooo:rsid="001ec677" officeooo:paragraph-rsid="001ec677"/>
    </style:style>
    <style:style style:name="P16" style:family="paragraph" style:parent-style-name="Standard">
      <style:text-properties officeooo:rsid="002230af" officeooo:paragraph-rsid="002230af"/>
    </style:style>
    <style:style style:name="T1" style:family="text">
      <style:text-properties officeooo:rsid="0016a2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Desarrollo de software:</text:p>
      <text:p text:style-name="Standard"/>
      <text:p text:style-name="P2"><text:span text:style-name="T1">1. </text:span><text:span text:style-name="T2">¿Qué es una aplicación según el texto?</text:span></text:p>
      <text:p text:style-name="P2"><text:tab/><text:span text:style-name="T1">Es un tipo de programa informático diseñado para facilitar al usuario la realización de un determinado trabajo.</text:span></text:p>
      <text:p text:style-name="P2"/>
      <text:p text:style-name="P2">2. <text:span text:style-name="T2">¿Para qué se suelen diseñar las aplicaciones?</text:span></text:p>
      <text:p text:style-name="P3">Para la automatización de tareas complicadas o tediosas como la contabilidad, redacción de documentos, o gestión de un almacén.</text:p>
      <text:p text:style-name="P2"><text:span text:style-name="T3"/></text:p>
      <text:p text:style-name="P2">3. <text:span text:style-name="T2">Menciona tres tareas complicadas o tediosas que las aplicaciones pueden automatizar.</text:span></text:p>
      <text:p text:style-name="P3">contabilidad, redacción de documentos, o gestión de un almacén.</text:p>
      <text:p text:style-name="P2"/>
      <text:p text:style-name="P2">4. <text:span text:style-name="T2">¿Cuáles son tres ejemplos de programas de aplicación mencionados en el texto?</text:span></text:p>
      <text:p text:style-name="P4">­ContaPlus, LibreOffice Writter o Navision.</text:p>
      <text:p text:style-name="P2"/>
      <text:p text:style-name="P2">5. <text:span text:style-name="T2">¿Qué tipo de trabajo facilitan las aplicaciones al usuario?</text:span></text:p>
      <text:p text:style-name="P4">Los que automatizan tareas tediosas para el usuario.</text:p>
      <text:p text:style-name="P2"/>
      <text:p text:style-name="P2">6. <text:span text:style-name="T2">¿Qué es el lenguaje máquina y cuál es su principal problema?</text:span></text:p>
      <text:p text:style-name="P4">Es el lenguaje que “habla” la máquina, y con el cual nos comunicamos con ella. Su principal problema es la complejidad y lo poco parecido a nuestro lenguaje.</text:p>
      <text:p text:style-name="P2"/>
      <text:p text:style-name="P2">7. <text:span text:style-name="T2">¿Qué es un lenguaje de programación y para qué se utiliza?</text:span></text:p>
      <text:p text:style-name="P4">Es un lenguaje que se utiliza para comunicarnos con las piezas del ordenador para pedirles que hagan algo.</text:p>
      <text:p text:style-name="P2"/>
      <text:p text:style-name="P2">8. <text:span text:style-name="T2">¿Cómo se clasifican los lenguajes de programación según el nivel de abstracción?</text:span></text:p>
      <text:p text:style-name="P5">Bajo y alto nivel, según lo cerca que estén del programador o del código máquina</text:p>
      <text:p text:style-name="P6"/>
      <text:p text:style-name="P2">9. <text:span text:style-name="T2">Menciona tres ejemplos de lenguajes de programación de tercera generación (3GL).</text:span></text:p>
      <text:p text:style-name="P7">JavaScript, C# y Python.</text:p>
      <text:p text:style-name="P2"/>
      <text:p text:style-name="P2">10. <text:span text:style-name="T2">¿Cuáles son los principales paradigmas de programación mencionados en el texto?</text:span></text:p>
      <text:p text:style-name="P7">Es el estilo de programación empleado.</text:p>
      <text:p text:style-name="P7">Procedural, Orientada a Objetos, Funcional y Lógica.</text:p>
      <text:p text:style-name="P2"/>
      <text:p text:style-name="P2">11. <text:span text:style-name="T2">¿Qué es el código fuente de un programa informático?</text:span></text:p>
      <text:p text:style-name="P7">Conjunto de líneas de texto que forman las instrucciones a seguir para ejecutar el programa.</text:p>
      <text:p text:style-name="P2"/>
      <text:p text:style-name="P2">12. <text:span text:style-name="T2">¿Qué herramientas se utilizan para traducir el código fuente a código objeto?</text:span></text:p>
      <text:p text:style-name="P7">Linker y/o máquina virtual (Java).</text:p>
      <text:p text:style-name="P2"/>
      <text:p text:style-name="P2">13. <text:span text:style-name="T2">¿Qué es el código objeto y qué se necesita para obtener un programa ejecutable a partir de él?</text:span></text:p>
      <text:p text:style-name="P7">Es el proceso de enlazado y es directamente interpretado por la máquina. Se encuentra empaquetado en archivos .COM o .EXE</text:p>
      <text:p text:style-name="P8"/>
      <text:p text:style-name="P2">14. <text:span text:style-name="T4">¿Cuál es la diferencia principal entre un compilador y un intérprete?</text:span></text:p>
      <text:p text:style-name="P7">El complilador traduce el código y el intérprete lo ejecuta.(Lee el código y lo ejecuta en ese instante)</text:p>
      <text:p text:style-name="P2"/>
      <text:p text:style-name="P2"><text:soft-page-break/>15. <text:span text:style-name="T2">¿Qué es un depurador y cuál es su función principal?</text:span></text:p>
      <text:p text:style-name="P7">Ejecutar el código paso a paso para detectar el punto donde está el error y poder corregirlo.</text:p>
      <text:p text:style-name="P2"/>
      <text:p text:style-name="P2">16. <text:span text:style-name="T5">¿Qué es el ciclo de vida del software?</text:span></text:p>
      <text:p text:style-name="P9">Conjunto de fases por las que pasa el sistema que se está desarrollando, desde la idea hasta que el software es retirado o muere.</text:p>
      <text:p text:style-name="P2"/>
      <text:p text:style-name="P2">17. <text:span text:style-name="T2">¿Cuáles son las fases del desarrollo de una aplicación mencionadas en el texto?</text:span></text:p>
      <text:p text:style-name="P9">Análisis, Diseño, Codificación y Pruebas, Implantación o Explotación y Mantenimiento.</text:p>
      <text:p text:style-name="P2"/>
      <text:p text:style-name="P2">18. <text:span text:style-name="T2">¿Qué se realiza en la fase de análisis del ciclo de vida del software?</text:span></text:p>
      <text:p text:style-name="P9">Se especifican qué requisitos se deben cumplir para que el Software sea útil y completo.</text:p>
      <text:p text:style-name="P2"/>
      <text:p text:style-name="P2">19. <text:span text:style-name="T2">¿Qué tipos de pruebas se mencionan en la fase de codificación y pruebas?</text:span></text:p>
      <text:p text:style-name="P9">Pruebas Unitarias (Comprobar que cada módulo realice bien su tarea), Pruebas de Interconexión (Comprueba el buen funcionamiento en conjunto de todos sus módulos), y Pruebas de Integración (Comprueba el buen funcionamiento de todo el sistema).</text:p>
      <text:p text:style-name="P2"/>
      <text:p text:style-name="P2">20. <text:span text:style-name="T2">¿Qué tipos de mantenimiento existen según el texto?</text:span></text:p>
      <text:p text:style-name="P9">Mantenimiento Correctivo (Corregir errores no detectados en pruebas anteriores, aparecidos del uso normal de la aplicación), Mantenimiento Adaptativo (Modificar el programa a causa del cambio de entorno gráfico), y Mantenimiento Perfectivo (Mejora sustancial de la aplicación al recibir propuestas de los usuarios).</text:p>
      <text:p text:style-name="P2"/>
      <text:p text:style-name="P2">21. <text:span text:style-name="T2">¿Qué es una metodología de desarrollo de software?</text:span></text:p>
      <text:p text:style-name="P10">Es una vista de las actividades que ocurren durante el desarrollo del software. Intenta deterimnar el orden de la etapas involucradas y los criterios de transición asociados entre etapas.</text:p>
      <text:p text:style-name="P2"/>
      <text:p text:style-name="P2">22. <text:span text:style-name="T2">¿Qué describe una metodología de desarrollo del software?</text:span></text:p>
      <text:p text:style-name="P10">Las fases principales de desarrollo del softare y ayuda a administrar el progreso del desarrollo</text:p>
      <text:p text:style-name="P2"/>
      <text:p text:style-name="P2">23. <text:span text:style-name="T2">¿Cómo se ordenan las etapas en la metodología en cascada?</text:span></text:p>
      <text:p text:style-name="P10">Se avanza de una fase a la siguiente de forma secuencial</text:p>
      <text:p text:style-name="P2"/>
      <text:p text:style-name="P2">24. <text:span text:style-name="T2">¿Cuáles son las fases del modelo en cascada original?</text:span></text:p>
      <text:p text:style-name="P10">Especificación de requisitos (Análisis), Diseño, Construcción (Implementación o codificación), Integración, Pruebas, Instalación y Manteninimiento.</text:p>
      <text:p text:style-name="P2"/>
      <text:p text:style-name="P2">25. <text:span text:style-name="T2">¿Por qué ha sido criticado el modelo en cascada?</text:span></text:p>
      <text:p text:style-name="P10">Debido a que una vez se ha avanzado de fase, no es posible volver a la anterior.</text:p>
      <text:p text:style-name="P2"/>
      <text:p text:style-name="P2">26. <text:span text:style-name="T2">¿Qué problema intenta resolver la metodología en V?</text:span></text:p>
      <text:p text:style-name="P11">Los defectos se encontraban demasiado tarde en el ciclo de vida.</text:p>
      <text:p text:style-name="P2"/>
      <text:p text:style-name="P2">27. <text:span text:style-name="T2">¿Qué representa la parte izquierda y </text:span><text:span text:style-name="T6">derecha</text:span><text:span text:style-name="T2"> de la “V” en el modelo en V?</text:span></text:p>
      <text:p text:style-name="P12">Representa la descomposición de los requisitos y la creación de las especificaciones del sistema.</text:p>
      <text:p text:style-name="P2"/>
      <text:p text:style-name="P2">28. <text:span text:style-name="T2">¿Cuál es el objetivo de la metodología iterativa?</text:span></text:p>
      <text:p text:style-name="P13">Reducir el riesgo que surge entre las necesidades del usuario y el producto final dpor malentendidos durante la etapa de recogida de requisitos.</text:p>
      <text:p text:style-name="P13"/>
      <text:p text:style-name="P2"/>
      <text:p text:style-name="P2"><text:soft-page-break/>29. <text:span text:style-name="T2">¿Cómo se combina el modelo incremental con la filosofía iterativa?</text:span></text:p>
      <text:p text:style-name="P11">Construir incrementando las funcionalidades del programa.</text:p>
      <text:p text:style-name="P6"/>
      <text:p text:style-name="P2">30. <text:span text:style-name="T2">¿Qué es el desarrollo en espiral y quién lo desarrolló?</text:span></text:p>
      <text:p text:style-name="P11">Lo desarrolló Barry Boehm, cada bucle de una espiral representa un conjunto de actividades, no fijadas a priori, sino que en las siguientes se eligen en función del análisis de riesgos, comenzando por el bucle anterior.</text:p>
      <text:p text:style-name="P2"/>
      <text:p text:style-name="P2">31. <text:span text:style-name="T2">¿Qué es el desarrollo ágil de software?</text:span></text:p>
      <text:p text:style-name="P11">Métodos de ingeniería del Software basados en el desarrollo iterativo e incremental. Son imprescindibles en un mundo en el que nos exponemos a cambios recurrentemente.</text:p>
      <text:p text:style-name="P2"/>
      <text:p text:style-name="P2">32. <text:span text:style-name="T2">¿Quiénes desarrollaron la metodología SCRUM?</text:span></text:p>
      <text:p text:style-name="P11">Ken Schwaber, Jeff Sutherland y Mike Beedle.</text:p>
      <text:p text:style-name="P2"/>
      <text:p text:style-name="P2">33. <text:span text:style-name="T2">¿Cuáles son las dos principales características de SCRUM?</text:span></text:p>
      <text:p text:style-name="P11">Desarrollo de softwares mediante iteraciones, con sprints de 14-30 días, reuniones a lo largo del proyecto (diarias de 15 min).</text:p>
      <text:p text:style-name="P2"/>
      <text:p text:style-name="P2">34. <text:span text:style-name="T2">¿Qué es el Product Backlog en SCRUM?</text:span></text:p>
      <text:p text:style-name="P14">Elementos o tareas que componen el desarrollo. Un documento donde se detalla la información de cada tarea a realizar, así como su prioridad.</text:p>
      <text:p text:style-name="P2"/>
      <text:p text:style-name="P2">35. <text:span text:style-name="T2">¿Qué se decide en la reunión de Sprint Planning?</text:span></text:p>
      <text:p text:style-name="P14">La duración del próximo Sprint y las tareas que realizarán en este en base al feedback de<text:span text:style-name="T7"> <text:s/></text:span>anterior sprint y del cliente. No deben durar más de 1 mes.</text:p>
      <text:p text:style-name="P2"/>
      <text:p text:style-name="P2">36. <text:span text:style-name="T2">¿Quién es el Product Owner y cuál es su rol en SCRUM?</text:span></text:p>
      <text:p text:style-name="P14">Nuestro cliente o sus representantes. Es el capitán del barco que dirige hacia dónde va el producto en cada momento.</text:p>
      <text:p text:style-name="P2"/>
      <text:p text:style-name="P2">37. <text:span text:style-name="T2">¿Qué es el equipo de desarrollo en SCRUM y cuál es su función?</text:span></text:p>
      <text:p text:style-name="P14">Son todos los desarrolladores que junto al Scrum Master, trabajarán de forma activa en el desarrollo del producto.</text:p>
      <text:p text:style-name="P2"/>
      <text:p text:style-name="P2">38. <text:span text:style-name="T2">¿Qué es la programación extrema (XP) y en qué tipo de equipos se aplica?</text:span></text:p>
      <text:p text:style-name="P15">Proceso de la metodología Ágil aplicada a equipos de pocos programadores, con pocos procesos en paralelo.</text:p>
      <text:p text:style-name="P2"/>
      <text:p text:style-name="P2">39. <text:span text:style-name="T2">¿Cuál es la ventaja principal de XP?</text:span></text:p>
      <text:p text:style-name="P15">Increíble capacidad de respuesta ante imprevistos.</text:p>
      <text:p text:style-name="P2"/>
      <text:p text:style-name="P2">40. <text:span text:style-name="T2">¿Cómo se compara la metodología ágil con la metodología tradicional en términos de artefactos y roles?</text:span></text:p>
      <text:p text:style-name="P16">Ágil tiene pocos roles, y más genéricos y flexibles, frente a la tradicional donde hay más roles y más específic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12:53.512000000</meta:creation-date>
    <dc:date>2024-09-30T19:39:32.144000000</dc:date>
    <meta:editing-duration>PT44M2S</meta:editing-duration>
    <meta:editing-cycles>10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82" meta:word-count="1154" meta:character-count="7038" meta:non-whitespace-character-count="5965"/>
  </office:meta>
</office:document-meta>
</file>